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3pt" fo:language="de" fo:country="DE" fo:font-style="normal" style:text-underline-style="solid" style:text-underline-width="auto" style:text-underline-color="font-color" fo:font-weight="bold" officeooo:rsid="000ade95" officeooo:paragraph-rsid="000ade95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bold" officeooo:rsid="0001be07" officeooo:paragraph-rsid="0001be0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bold" officeooo:rsid="00064b80" officeooo:paragraph-rsid="00064b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bold" officeooo:rsid="0002d298" officeooo:paragraph-rsid="000f3bb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normal" officeooo:rsid="0001be07" officeooo:paragraph-rsid="0001be0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normal" officeooo:rsid="0001be07" officeooo:paragraph-rsid="000ed51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normal" officeooo:rsid="00102b85" officeooo:paragraph-rsid="001100f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normal" officeooo:rsid="00102b85" officeooo:paragraph-rsid="0014fc5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2d298" officeooo:paragraph-rsid="0002d29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2d298" officeooo:paragraph-rsid="00102b8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64b80" officeooo:paragraph-rsid="00064b8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1be07" officeooo:paragraph-rsid="0001be0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1be07" officeooo:paragraph-rsid="000ed51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102b85" officeooo:paragraph-rsid="00102b8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102b85" officeooo:paragraph-rsid="000f3bb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5d291" officeooo:paragraph-rsid="000f3bb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bold" officeooo:rsid="00064b80" officeooo:paragraph-rsid="00064b8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bold" officeooo:rsid="0005d291" officeooo:paragraph-rsid="000f3bb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102b85" officeooo:paragraph-rsid="001100f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1be07" officeooo:paragraph-rsid="0018720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18720b" officeooo:paragraph-rsid="0018720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712ac" officeooo:paragraph-rsid="000712a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064b80" officeooo:paragraph-rsid="00064b8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normal" officeooo:rsid="001a37ff" officeooo:paragraph-rsid="001a37f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language="de" fo:country="DE" style:text-underline-style="none" fo:font-weight="bold" officeooo:rsid="00064b80" officeooo:paragraph-rsid="00064b8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normal" officeooo:rsid="0002d298" officeooo:paragraph-rsid="0018720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language="de" fo:country="DE" style:text-underline-style="solid" style:text-underline-width="auto" style:text-underline-color="font-color" fo:font-weight="bold" officeooo:rsid="0019ef51" officeooo:paragraph-rsid="0019ef51" style:font-weight-asian="bold" style:font-weight-complex="bold"/>
    </style:style>
    <style:style style:name="T1" style:family="text">
      <style:text-properties officeooo:rsid="00102b85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5d291"/>
    </style:style>
    <style:style style:name="T4" style:family="text">
      <style:text-properties style:text-underline-style="none" officeooo:rsid="00092cb7"/>
    </style:style>
    <style:style style:name="T5" style:family="text">
      <style:text-properties style:text-underline-style="none" officeooo:rsid="000ed515"/>
    </style:style>
    <style:style style:name="T6" style:family="text">
      <style:text-properties style:text-underline-style="none" officeooo:rsid="001100f4"/>
    </style:style>
    <style:style style:name="T7" style:family="text">
      <style:text-properties style:text-underline-style="none" officeooo:rsid="0013d408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47d5c"/>
    </style:style>
    <style:style style:name="T11" style:family="text">
      <style:text-properties fo:color="#000080" loext:opacity="100%" style:text-position="0% 100%" fo:language="zxx" fo:country="none" fo:font-style="normal" style:text-underline-style="none" officeooo:rsid="00047d5c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officeooo:rsid="000ed515"/>
    </style:style>
    <style:style style:name="T13" style:family="text">
      <style:text-properties officeooo:rsid="0002d29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4fc52" style:font-weight-asian="bold" style:font-weight-complex="bold"/>
    </style:style>
    <style:style style:name="T16" style:family="text">
      <style:text-properties officeooo:rsid="0013d408"/>
    </style:style>
    <style:style style:name="T17" style:family="text">
      <style:text-properties officeooo:rsid="0014fc52"/>
    </style:style>
    <style:style style:name="T18" style:family="text">
      <style:text-properties officeooo:rsid="0018720b"/>
    </style:style>
    <style:style style:name="T19" style:family="text">
      <style:text-properties officeooo:rsid="001a37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sönliche <text:span text:style-name="T12">Angaben</text:span></text:p>
      <text:p text:style-name="P5"/>
      <text:p text:style-name="P12">Name / <text:span text:style-name="T12">Vorname</text:span>:<text:tab/><text:tab/><text:tab/><text:span text:style-name="T12">Fang, </text:span>Zhi Yang</text:p>
      <text:p text:style-name="P12"/>
      <text:p text:style-name="P12">Geb. <text:span text:style-name="T12">Datum / Ort</text:span>:<text:tab/><text:tab/><text:tab/>18.01.2003 <text:span text:style-name="T12">in</text:span> Köln</text:p>
      <text:p text:style-name="P12"/>
      <text:p text:style-name="P13"><text:span text:style-name="T12">Wohnort</text:span>:<text:tab/><text:tab/><text:tab/><text:tab/><text:span text:style-name="T18">Wuppertaler Straße 16</text:span></text:p>
      <text:p text:style-name="P13"/>
      <text:p text:style-name="P13"><text:span text:style-name="T12">Postleitzahl:<text:tab/><text:tab/><text:tab/><text:tab/></text:span>51<text:span text:style-name="T18">067</text:span> Köln</text:p>
      <text:p text:style-name="P13"/>
      <text:p text:style-name="P6"><text:span text:style-name="T2">E-</text:span><text:span text:style-name="T5">M</text:span><text:span text:style-name="T2">ail:<text:tab/></text:span><text:span text:style-name="T8"><text:tab/><text:tab/><text:tab/></text:span><text:a xlink:type="simple" xlink:href="mailto:Y.F.Cupido@gmailcom" text:style-name="Internet_20_link" text:visited-style-name="Visited_20_Internet_20_Link">Y.F.Cupido@gmailcom</text:a><text:span text:style-name="T11"> </text:span></text:p>
      <text:p text:style-name="P12"/>
      <text:p text:style-name="P12">Telefon:<text:tab/><text:tab/><text:tab/><text:tab/><text:span text:style-name="T16">015</text:span><text:span text:style-name="T18">90 6255286</text:span></text:p>
      <text:p text:style-name="P12"/>
      <text:p text:style-name="P27">Bildungsstätte</text:p>
      <text:p text:style-name="P2"/>
      <text:p text:style-name="P21">10‘2022 – 12‘2025<text:tab/><text:tab/><text:tab/>FOM – Hochschule für Oekonomie und Management</text:p>
      <text:p text:style-name="P12"/>
      <text:p text:style-name="P10"><text:span text:style-name="T12">08‘</text:span>2013 – <text:span text:style-name="T12">07‘2022</text:span>:<text:tab/><text:tab/><text:tab/>Katherina-Henoth-Gesamtschule</text:p>
      <text:p text:style-name="P17"/>
      <text:p text:style-name="P20"><text:span text:style-name="T12">08‘</text:span>200<text:span text:style-name="T10">9</text:span> – <text:span text:style-name="T12">07‘</text:span>2013:<text:tab/><text:tab/><text:tab/><text:span text:style-name="T13">Förderschule Sprache, Alter Mühlenweg</text:span></text:p>
      <text:p text:style-name="P17"/>
      <text:p text:style-name="P3">Pra<text:span text:style-name="T19">xis</text:span></text:p>
      <text:p text:style-name="P11"/>
      <text:p text:style-name="P24">10‘2022 – heute: <text:tab/><text:tab/><text:tab/>Duales Studium – Deutsche Telekom AG </text:p>
      <text:p text:style-name="P11"/>
      <text:p text:style-name="P22"><text:span text:style-name="T9">10‘2017:</text:span><text:tab/><text:tab/><text:tab/><text:tab/><text:span text:style-name="T12">3 Wochen </text:span>IT-Systemelektroniker <text:span text:style-name="T19">Praktika</text:span></text:p>
      <text:p text:style-name="P9"/>
      <text:p text:style-name="P4">Hobbys</text:p>
      <text:p text:style-name="P4"/>
      <text:p text:style-name="P26"><text:span text:style-name="T2">Lesen<text:tab/><text:tab/><text:tab/><text:tab/></text:span><text:span text:style-name="T6">Theater</text:span></text:p>
      <text:p text:style-name="P26"><text:span text:style-name="T2">Programmieren<text:tab/><text:tab/></text:span><text:span text:style-name="T7">Shogi</text:span></text:p>
      <text:p text:style-name="P16"/>
      <text:p text:style-name="P18">Fremdsprachen</text:p>
      <text:p text:style-name="P18"/>
      <text:p text:style-name="P7"><text:span text:style-name="T3">Englisch, </text:span><text:span text:style-name="T2">Spanisch, Chinesisch</text:span>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17">Köln<text:tab/><text:tab/><text:tab/></text:span><text:span text:style-name="T2"><text:tab/><text:tab/><text:tab/><text:tab/><text:tab/><text:tab/><text:tab/></text:span><text:tab/><text:tab/><text:tab/></text:p>
      <text:p text:style-name="P14"><text:span text:style-name="T15">Ort, </text:span><text:span text:style-name="T14">Datum<text:tab/><text:tab/></text:span><text:tab/><text:tab/><text:tab/><text:tab/><text:tab/><text:tab/><text:tab/><text:span text:style-name="T14">Unterschrif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3pt" fo:language="de" fo:country="DE" fo:font-style="normal" style:text-underline-style="solid" style:text-underline-width="auto" style:text-underline-color="font-color" fo:font-weight="bold" officeooo:rsid="000ade95" officeooo:paragraph-rsid="000ade95" style:font-size-asian="13pt" style:font-style-asian="normal" style:font-weight-asian="bold" style:font-size-complex="13pt" style:font-style-complex="normal" style:font-weight-complex="bold"/>
    </style:style>
    <style:style style:name="MT1" style:family="text">
      <style:text-properties officeooo:rsid="00102b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abellarische </text:span>Lebenslauf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5-03T21:21:39.507178045</dc:date>
    <meta:editing-duration>P1DT32M47S</meta:editing-duration>
    <meta:editing-cycles>19</meta:editing-cycles>
    <meta:document-statistic meta:table-count="0" meta:image-count="0" meta:object-count="0" meta:page-count="1" meta:paragraph-count="22" meta:word-count="73" meta:character-count="663" meta:non-whitespace-character-count="551"/>
  </office:meta>
</office:document-meta>
</file>